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style:font-name="FreeMono" officeooo:rsid="001257e1" officeooo:paragraph-rsid="001257e1"/>
    </style:style>
    <style:style style:name="P2" style:family="paragraph" style:parent-style-name="Standard">
      <style:paragraph-properties fo:text-align="center" style:justify-single-word="false"/>
      <style:text-properties fo:color="#c9211e" loext:opacity="100%" style:font-name="FreeMono" fo:font-size="14pt" fo:font-weight="bold" officeooo:rsid="001257e1" officeooo:paragraph-rsid="001257e1" fo:background-color="#ffb66c" style:font-size-asian="14pt" style:font-weight-asian="bold" style:font-size-complex="14pt" style:font-weight-complex="bold"/>
    </style:style>
    <style:style style:name="T1" style:family="text">
      <style:text-properties officeooo:rsid="0012b7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/>CPP Module 0 </text:p>
      <text:p text:style-name="P1"/>
      <text:p text:style-name="P1">En c++, on a besoin:</text:p>
      <text:p text:style-name="P1">- d’une bibliotheque (iostream)</text:p>
      <text:p text:style-name="P1">- d’un name space (std::), <text:span text:style-name="T1">c’est l’equivalent d’un dossier contenant plusieurs fonctions</text:span></text:p>
      <text:p text:style-name="P1">- d’une fonction (cout, <text:span text:style-name="T1">cin, vector, string...</text:span>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15:12:10.042275426</meta:creation-date>
    <dc:date>2025-04-02T18:19:51.180644180</dc:date>
    <meta:editing-duration>PT2H23M5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5" meta:word-count="31" meta:character-count="200" meta:non-whitespace-character-count="172"/>
  </office:meta>
</office:document-meta>
</file>